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PythonEn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PythonEnd</text:h>
                    <text:list>
                        <text:list-item>
                            <text:h text:style-name="Heading_20_2" text:outline-level="2">Description</text:h>
                        </text:list-item>
                    </text:list>
                </text:list-item>
            </text:list>

            <text:p text:style-name="Standard"><text:span>Stops a running python script.</text:span></text:p><text:p text:style-name="Standard"/>

            
                <text:list xml:id="list_PythonEnd2" text:continue-numbering="true" text:continue-list="list_PythonEn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PythonEnd5" text:continue-numbering="true" text:style-name="Outline">
                                                <text:list-item>
                                                    <text:list>
                                                        <text:list-item>
                                                            <text:list>
                                                                <text:list-item>
                                                                    <text:h text:style-name="Heading_20_3" text:outline-level="3">
                                                                        Handle
                                                                        <text:s text:c="4"/>
                                                                        <text:span text:style-name="T2">EXPRESSION (integer)</text:span>
                                                                    </text:h>
                                                                </text:list-item>
                                                            </text:list>
                                                        </text:list-item>
                                                    </text:list>
                                                </text:list-item>
                                            </text:list>
                                            <text:p text:style-name="Standard"><text:span>The handle obtained during the execution of </text:span><text:span text:style-name="T1">PythonRun</text:span><text:span> actions, and is used to determine which script we want to stop, since multiple scripts can be executed.</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PythonEnd6" text:continue-numbering="true" text:continue-list="list_PythonEnd5"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PythonEnd7" text:continue-numbering="true" text:continue-list="list_PythonEnd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PythonEnd8" text:continue-numbering="true" text:continue-list="list_PythonEnd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PythonEnd9" text:continue-numbering="true" text:continue-list="list_PythonEnd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PythonEnd10" text:continue-numbering="true" text:continue-list="list_PythonEnd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PythonEnd3" text:continue-numbering="true" text:continue-list="list_PythonEnd2" text:style-name="Outline">
                    <text:list-item>
                        <text:list>
                            <text:list-item>
                                <text:h text:style-name="Heading_20_2" text:outline-level="2">Inputs</text:h>
                            </text:list-item>
                        </text:list>
                    </text:list-item>
                </text:list>

                
                            <text:list xml:id="list_PythonEnd11"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p text:style-name="Standard"/>,
                            <text:list xml:id="list_PythonEnd12" text:continue-numbering="true" text:style-name="Outline">
                                <text:list-item>
                                    <text:list>
                                        <text:list-item>
                                            <text:list>
                                                <text:list-item>
                                                    <text:h text:style-name="Heading_20_3" text:outline-level="3">
                                                        handle
                                                        <text:s text:c="4"/>
                                                        <text:span text:style-name="T2">DATA(integer) | MANDATORY</text:span>
                                                    </text:h>
                                                </text:list-item>
                                            </text:list>
                                        </text:list-item>
                                    </text:list>
                                </text:list-item>
                            </text:list>
                            <text:p text:style-name="Standard"><text:span>The handle can also be passed through this input. If the handle is obtained in some other way, e.g. from a variable via the </text:span><text:span text:style-name="backtick">Handle</text:span><text:span> property, then this input can be removed in the "Flow - Inputs" section.</text:span></text:p><text:p text:style-name="Standard"/>

            
                <text:list xml:id="list_PythonEnd4" text:continue-numbering="true" text:continue-list="list_PythonEnd3" text:style-name="Outline">
                    <text:list-item>
                        <text:list>
                            <text:list-item>
                                <text:h text:style-name="Heading_20_2" text:outline-level="2">Outputs</text:h>
                            </text:list-item>
                        </text:list>
                    </text:list-item>
                </text:list>

                
                            <text:list xml:id="list_PythonEnd13"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